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/>
    </style:style>
    <style:style style:name="T1" style:family="text">
      <style:text-properties fo:color="#f2f2f2" style:font-name="Monaco" fo:font-size="10pt" style:font-name-asian="Monaco" style:font-size-asian="10pt" style:font-name-complex="Monaco" style:font-size-complex="10pt"/>
    </style:style>
    <style:style style:name="T2" style:family="text"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T3" style:family="text">
      <style:text-properties style:font-name="Monaco" fo:font-size="10pt" style:font-name-asian="Monaco" style:font-size-asian="10pt" style:font-name-complex="Monac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8:59 </text:span><text:span text:style-name="T3">&lt;</text:span><text:span text:style-name="T3">@eatyourguitar</text:span><text:span text:style-name="T3">&gt;</text:span><text:span text:style-name="T3"> InitADC(); </text:span></text:p>
      <text:p text:style-name="P2"><text:span text:style-name="T3">18:59 </text:span><text:span text:style-name="T3">&lt;</text:span><text:span text:style-name="T3">@eatyourguitar</text:span><text:span text:style-name="T3">&gt;</text:span><text:span text:style-name="T3"> while(1) { NOP(); } </text:span></text:p>
      <text:p text:style-name="P2"><text:span text:style-name="T3">18:59 </text:span><text:span text:style-name="T3">&lt;</text:span><text:span text:style-name="T3">@eatyourguitar</text:span><text:span text:style-name="T3">&gt;</text:span><text:span text:style-name="T3"> ISR(ADC_vect) { </text:span></text:p>
      <text:p text:style-name="P2"><text:span text:style-name="T3">18:59 </text:span><text:span text:style-name="T3">&lt;</text:span><text:span text:style-name="T3">@eatyourguitar</text:span><text:span text:style-name="T3">&gt;</text:span><text:span text:style-name="T3"> PORTA = ADC &amp; 0x0F; </text:span></text:p>
      <text:p text:style-name="P2"><text:span text:style-name="T3">18:59 </text:span><text:span text:style-name="T3">&lt;</text:span><text:span text:style-name="T3">@eatyourguitar</text:span><text:span text:style-name="T3">&gt;</text:span><text:span text:style-name="T3"> } </text:span></text:p>
      <text:p text:style-name="P2"><text:span text:style-name="T3">18:59 &lt;@eatyourguitar&gt; change porta to portb</text:span></text:p>
      <text:p text:style-name="P2"><text:span text:style-name="T3">18:59 </text:span><text:span text:style-name="T3">&lt;</text:span><text:span text:style-name="T3">@eatyourguitar</text:span><text:span text:style-name="T3">&gt;</text:span><text:span text:style-name="T3"> attiny does not have por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11T16:27:26</meta:creation-date>
    <meta:print-date>2014-09-11T16:28:04</meta:print-date>
    <meta:document-statistic meta:table-count="0" meta:image-count="0" meta:object-count="0" meta:page-count="1" meta:paragraph-count="7" meta:word-count="36" meta:character-count="277"/>
    <dc:date>2014-09-11T19:10:15</dc:date>
    <meta:editing-duration>PT2H27M32S</meta:editing-duration>
    <meta:editing-cycles>1</meta:editing-cycles>
    <meta:generator>OpenOffice/4.1.0$Unix OpenOffice.org_project/410m18$Build-9764</meta:generator>
  </office:meta>
</office:document-meta>
</file>